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custom-shape draw:style-name="gr1" draw:text-style-name="P2" draw:layer="layout" svg:width="4.445cm" svg:height="4.445cm" svg:x="1.524cm" svg:y="1.27cm">
            <text:p text:style-name="P1"><text:span text:style-name="T1">1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445cm" svg:height="4.445cm" svg:x="1.524cm" svg:y="8.223cm">
            <text:p text:style-name="P1"><text:span text:style-name="T1">8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445cm" svg:height="4.445cm" svg:x="1.524cm" svg:y="15.175cm">
            <text:p text:style-name="P1"><text:span text:style-name="T1">6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4.445cm" svg:height="4.445cm" svg:x="8.457cm" svg:y="1.27cm">
            <text:p text:style-name="P1"><text:span text:style-name="T1">5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445cm" svg:height="4.445cm" svg:x="8.457cm" svg:y="8.223cm">
            <text:p text:style-name="P1"><text:span text:style-name="T1">2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445cm" svg:height="4.445cm" svg:x="8.457cm" svg:y="15.175cm">
            <text:p text:style-name="P1"><text:span text:style-name="T1">11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4.445cm" svg:height="4.445cm" svg:x="15.391cm" svg:y="1.27cm">
            <text:p text:style-name="P1"><text:span text:style-name="T1">3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445cm" svg:height="4.445cm" svg:x="15.391cm" svg:y="8.223cm">
            <text:p text:style-name="P1"><text:span text:style-name="T1">10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445cm" svg:height="4.445cm" svg:x="15.391cm" svg:y="15.175cm">
            <text:p text:style-name="P1"><text:span text:style-name="T1">4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4.445cm" svg:height="4.445cm" svg:x="22.324cm" svg:y="1.27cm">
            <text:p text:style-name="P1"><text:span text:style-name="T1">7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445cm" svg:height="4.445cm" svg:x="22.324cm" svg:y="8.223cm">
            <text:p text:style-name="P1"><text:span text:style-name="T1">12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445cm" svg:height="4.445cm" svg:x="22.324cm" svg:y="15.175cm">
            <text:p text:style-name="P1"><text:span text:style-name="T1">9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17:25:52.155194663</meta:creation-date>
    <dc:date>2015-03-05T17:33:02.852568847</dc:date>
    <meta:editing-duration>P0D</meta:editing-duration>
    <meta:editing-cycles>1</meta:editing-cycles>
    <meta:document-statistic meta:object-count="39"/>
    <meta:generator>LibreOffice/4.2.7.2$Linux_X86_64 LibreOffice_project/420m0$Build-2</meta:generator>
  </office:meta>
</office:document-meta>
</file>